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e5262" officeooo:paragraph-rsid="001e52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 of execution/Big-o/execution time------------------------------------------------------------------ 20</text:p>
      <text:p text:style-name="P1">Binary search for data----------------------------------------------------------------------------------------20</text:p>
      <text:p text:style-name="P1">Manipulating and understanding arrays (including 2D)-------------------------------------------------35</text:p>
      <text:p text:style-name="P1">Sorting----------------------------------------------------------------------------------------------------------15</text:p>
      <text:p text:style-name="P1">Manipulating Linked Lists-----------------------------------------------------------------------------------50</text:p>
      <text:p text:style-name="P1">Stacks and queues---------------------------------------------------------------------------------------------10</text:p>
      <text:p text:style-name="P1">Infix to postfix (including eval)-----------------------------------------------------------------------------20</text:p>
      <text:p text:style-name="P1">Recursion-------------------------------------------------------------------------------------------------------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1:14:16.774950329</meta:creation-date>
    <dc:date>2018-10-15T16:47:33.801911213</dc:date>
    <meta:editing-duration>PT5H2M56S</meta:editing-duration>
    <meta:editing-cycles>1</meta:editing-cycles>
    <meta:document-statistic meta:table-count="0" meta:image-count="0" meta:object-count="0" meta:page-count="1" meta:paragraph-count="8" meta:word-count="35" meta:character-count="885" meta:non-whitespace-character-count="865"/>
    <meta:generator>LibreOffice/6.0.6.2$Linux_X86_64 LibreOffice_project/00$Build-2</meta:generator>
  </office:meta>
</office:document-meta>
</file>